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6"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7" style:family="paragraph" style:parent-style-name="Preformatted_20_Text" style:list-style-name="L2">
      <style:paragraph-properties fo:margin-top="0cm" fo:margin-bottom="0.3cm" loext:contextual-spacing="false"/>
      <style:text-properties style:font-name="DB Office" fo:font-size="11pt" fo:font-weight="normal" officeooo:paragraph-rsid="001f7a20"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T1" style:family="text">
      <style:text-properties officeooo:rsid="001e550e"/>
    </style:style>
    <style:style style:name="T2" style:family="text">
      <style:text-properties fo:font-weight="normal" style:font-weight-asian="normal" style:font-weight-complex="normal"/>
    </style:style>
    <style:style style:name="T3" style:family="text">
      <style:text-properties officeooo:rsid="001f7a20"/>
    </style:style>
    <style:style style:name="T4" style:family="text">
      <style:text-properties officeooo:rsid="00215c93"/>
    </style:style>
    <style:style style:name="T5" style:family="text">
      <style:text-properties style:text-underline-style="solid" style:text-underline-width="auto" style:text-underline-color="font-color"/>
    </style:style>
    <style:style style:name="T6" style:family="text">
      <style:text-properties officeooo:rsid="002696d0"/>
    </style:style>
    <style:style style:name="T7" style:family="text">
      <style:text-properties officeooo:rsid="0026a607"/>
    </style:style>
    <style:style style:name="T8" style:family="text">
      <style:text-properties officeooo:rsid="0028e15e"/>
    </style:style>
    <style:style style:name="T9" style:family="text">
      <style:text-properties officeooo:rsid="002a434e"/>
    </style:style>
    <style:style style:name="T10" style:family="text">
      <style:text-properties officeooo:rsid="002bd492"/>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1788734179746015491" text:style-name="L1">
        <text:list-item>
          <text:p text:style-name="P5">EKB (<text:span text:style-name="T5">E</text:span>in-<text:span text:style-name="T5">K</text:span>lick-<text:span text:style-name="T5">B</text:span>ackup) wurde mit dBase Plus v 2.8 programmiert und kompiliert. Voraussetzung für Installation und Betrieb ist Microsoft Windows sowie ein Programm zum Anzeigen von PDF-Dateien.</text:p>
        </text:list-item>
      </text:list>
      <text:p text:style-name="P3">Funktion:</text:p>
      <text:list xml:id="list8264424795396184841" text:style-name="L2">
        <text:list-item>
          <text:p text:style-name="P7">Das Programm erwartet verschiedene Eingaben:<text:line-break/>Es müssen die Verzeichnisse für die Quellen und das Ziel angegeben werden. Beispiele:<text:line-break/>Zum Sichern der Daten im Verzeichnis C:\nonbku ist „C:\nonbku“ <text:span text:style-name="T3">ohne abschließenden Backslash</text:span> <text:span text:style-name="T3">einzugeben</text:span>. Zum Sichern des kompletten Laufwerks D: ist „<text:span text:style-name="T3">D:“ ohne abschließenden Backslash</text:span> <text:span text:style-name="T3">einzugeben</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6">Das Zielverzeichnis muss, falls noch nicht vorhanden, vor dem ersten Lauf des Programms<text:line-break/>angelegt werden.</text:p>
        </text:list-item>
        <text:list-item>
          <text:p text:style-name="P8">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 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4">G</text:span>enerationen erlischt.<text:line-break/>Nachteilig ist, dass die Sammlung im Unterverzeichnis „_x_“ in Abständen, ggf. nach bestimmten Regeln, manuell bereinigt werden muss, <text:span text:style-name="T4">wenn das Backup-Laufwerk zu wenig freien Speicherplatz aufweisen sollte</text:span> … <text:line-break/><text:span text:style-name="T10">Zu beachten ist außerdem, dass von wiederholt angelegten und wieder gelöschten oder häufig geänderten Dateien mit gleichem Pfad und Dateinamen nur ein vorheriger Stand im Unterverzeichnis „_x_“ gespeichert wird.<text:line-break/>EKB ist somit gut zum Sichern großer Dateisammlungen geeignet, weniger jedoch zum Sichern von Daten, welche häufig geändert werden.</text:span></text:p>
        </text:list-item>
        <text:list-item>
          <text:p text:style-name="P6">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6">Batchd</text:span>atei wird anschließend <text:span text:style-name="T6">gestartet. Die enthaltenen Befehle verwenden rsync.exe<text:line-break/> <text:s/></text:span>zum Erstellen des Backups.<text:line-break/>- Es wird eine Logdatei erstellt (log.txt) und abschließend angezeigt.</text:p>
        </text:list-item>
      </text:list>
      <text:p text:style-name="P3">Bekannte Probleme:</text:p>
      <text:list xml:id="list174850987368590" text:continue-numbering="true" text:style-name="L2">
        <text:list-item>
          <text:p text:style-name="P6">EKB / rsync verarbeitet nur Dateinamen / Pfade mit einer Länge bis zu 255 Zeichen. Ggf. auftretende Fehler können der Logdatei entnommen werden (file name t<text:span text:style-name="T7">o</text:span>o long …) und sollten <text:span text:style-name="T6">vor dem nächsten eines Backups </text:span>manuell im Datenbestand korrigiert werden.</text:p>
        </text:list-item>
        <text:list-item>
          <text:p text:style-name="P6"><text:soft-page-break/>Möglicherweise möchte die Windows-Firewall die Verwendung von rsync blockieren. Die Verwendung von rsync muss in diesem Fall zugelassen werden.</text:p>
        </text:list-item>
        <text:list-item>
          <text:p text:style-name="P6">Der Virenscanner von Kaspersky reagiert <text:span text:style-name="T8">mitunter </text:span>„allergisch“ auf <text:span text:style-name="T8">das Verhalten von </text:span>rsync.<text:span text:style-name="T8">exe</text:span> und versch<text:span text:style-name="T8">ie</text:span>b<text:span text:style-name="T8">t</text:span> <text:span text:style-name="T6">diese Datei </text:span>in Quarantäne. <text:span text:style-name="T8">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9">19</text:span>.<text:span text:style-name="T8">04</text:span>.201<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0<text:span text:style-name="MT2">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7-04-19T17:48:49.577000000</dc:date>
    <dc:language>de-DE</dc:language>
    <meta:editing-cycles>47</meta:editing-cycles>
    <meta:editing-duration>PT6H32M31S</meta:editing-duration>
    <dc:creator>Lutz Richter</dc:creator>
    <meta:document-statistic meta:table-count="0" meta:image-count="0" meta:object-count="0" meta:page-count="2" meta:paragraph-count="15" meta:word-count="581" meta:character-count="4227" meta:non-whitespace-character-count="3651"/>
    <meta:user-defined meta:name="Info 1"/>
    <meta:user-defined meta:name="Info 2"/>
    <meta:user-defined meta:name="Info 3"/>
    <meta:user-defined meta:name="Info 4"/>
  </office:meta>
</office:document-meta>
</file>